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996cm"/>
    </style:style>
    <style:style style:name="Таблица1.B" style:family="table-column">
      <style:table-column-properties style:column-width="8.017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8.996cm"/>
    </style:style>
    <style:style style:name="Таблица2.B" style:family="table-column">
      <style:table-column-properties style:column-width="8.017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8.996cm"/>
    </style:style>
    <style:style style:name="Таблица3.B" style:family="table-column">
      <style:table-column-properties style:column-width="8.017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03f407" officeooo:paragraph-rsid="0003f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5b742c" officeooo:paragraph-rsid="005b74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63cadc" officeooo:paragraph-rsid="0067248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67248c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69f2d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67248c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25de49" officeooo:paragraph-rsid="0025de49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c0e98" officeooo:paragraph-rsid="000c0e98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paragraph-rsid="0067248c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6ee11" officeooo:paragraph-rsid="0067248c" style:font-size-asian="14pt" style:language-asian="zxx" style:country-asian="none" style:font-size-complex="14pt" style:language-complex="zxx" style:country-complex="none"/>
    </style:style>
    <style:style style:name="P13" style:family="paragraph" style:parent-style-name="Table_20_Contents">
      <style:text-properties fo:language="uk" fo:country="UA"/>
    </style:style>
    <style:style style:name="P14" style:family="paragraph" style:parent-style-name="Table_20_Contents">
      <style:text-properties fo:language="uk" fo:country="UA" officeooo:rsid="007bf3a9" officeooo:paragraph-rsid="007bf3a9"/>
    </style:style>
    <style:style style:name="P15" style:family="paragraph" style:parent-style-name="Table_20_Contents">
      <style:text-properties fo:language="uk" fo:country="UA" officeooo:rsid="007a9c30" officeooo:paragraph-rsid="007a9c30"/>
    </style:style>
    <style:style style:name="P16" style:family="paragraph" style:parent-style-name="Table_20_Contents">
      <style:text-properties fo:language="uk" fo:country="UA" officeooo:rsid="007437d1" officeooo:paragraph-rsid="007437d1"/>
    </style:style>
    <style:style style:name="P17" style:family="paragraph" style:parent-style-name="Table_20_Contents">
      <style:text-properties fo:language="uk" fo:country="UA" officeooo:paragraph-rsid="00726be8"/>
    </style:style>
    <style:style style:name="P18" style:family="paragraph" style:parent-style-name="Table_20_Contents">
      <style:text-properties fo:language="uk" fo:country="UA" officeooo:paragraph-rsid="007edc78"/>
    </style:style>
    <style:style style:name="P19" style:family="paragraph" style:parent-style-name="Table_20_Contents">
      <style:text-properties fo:language="uk" fo:country="UA" officeooo:rsid="007e5da4" officeooo:paragraph-rsid="007e5da4"/>
    </style:style>
    <style:style style:name="P20" style:family="paragraph" style:parent-style-name="Table_20_Contents">
      <style:text-properties fo:language="uk" fo:country="UA" officeooo:rsid="007edc78" officeooo:paragraph-rsid="007edc78"/>
    </style:style>
    <style:style style:name="P21" style:family="paragraph" style:parent-style-name="Table_20_Contents">
      <style:text-properties fo:language="uk" fo:country="UA" officeooo:rsid="007fac75" officeooo:paragraph-rsid="007fac75"/>
    </style:style>
    <style:style style:name="P22" style:family="paragraph" style:parent-style-name="Text_20_body">
      <style:text-properties fo:language="uk" fo:country="UA"/>
    </style:style>
    <style:style style:name="P23" style:family="paragraph" style:parent-style-name="Text_20_body">
      <style:text-properties fo:language="uk" fo:country="UA" officeooo:rsid="006d67a8" officeooo:paragraph-rsid="006d67a8"/>
    </style:style>
    <style:style style:name="P24" style:family="paragraph" style:parent-style-name="Text_20_body">
      <style:text-properties fo:language="uk" fo:country="UA" officeooo:rsid="007dca4d" officeooo:paragraph-rsid="007dca4d"/>
    </style:style>
    <style:style style:name="P25" style:family="paragraph" style:parent-style-name="Text_20_body">
      <style:text-properties fo:language="uk" fo:country="UA" officeooo:rsid="008290f5" officeooo:paragraph-rsid="008290f5"/>
    </style:style>
    <style:style style:name="P26" style:family="paragraph" style:parent-style-name="Text_20_body">
      <style:text-properties fo:language="uk" fo:country="UA" officeooo:rsid="008290f5" officeooo:paragraph-rsid="00848749"/>
    </style:style>
    <style:style style:name="P27" style:family="paragraph" style:parent-style-name="Text_20_body">
      <style:text-properties fo:language="uk" fo:country="UA" officeooo:rsid="00848749" officeooo:paragraph-rsid="00848749"/>
    </style:style>
    <style:style style:name="P28" style:family="paragraph" style:parent-style-name="Text_20_body">
      <style:text-properties fo:language="uk" fo:country="UA" officeooo:rsid="00860161" officeooo:paragraph-rsid="00860161"/>
    </style:style>
    <style:style style:name="P29" style:family="paragraph" style:parent-style-name="Text_20_body">
      <style:text-properties fo:language="uk" fo:country="UA" officeooo:rsid="008717c9" officeooo:paragraph-rsid="008717c9"/>
    </style:style>
    <style:style style:name="P30" style:family="paragraph" style:parent-style-name="Text_20_body">
      <style:text-properties fo:language="uk" fo:country="UA" officeooo:rsid="00888347" officeooo:paragraph-rsid="00888347"/>
    </style:style>
    <style:style style:name="P31" style:family="paragraph" style:parent-style-name="Text_20_body">
      <style:text-properties fo:language="uk" fo:country="UA" officeooo:rsid="00888347" officeooo:paragraph-rsid="0088cf10"/>
    </style:style>
    <style:style style:name="P32" style:family="paragraph" style:parent-style-name="Text_20_body">
      <style:text-properties fo:language="uk" fo:country="UA" officeooo:rsid="0088cf10" officeooo:paragraph-rsid="0088cf10"/>
    </style:style>
    <style:style style:name="P33" style:family="paragraph" style:parent-style-name="Text_20_body">
      <style:text-properties fo:language="uk" fo:country="UA" officeooo:rsid="008ab7cb" officeooo:paragraph-rsid="008ab7cb"/>
    </style:style>
    <style:style style:name="P34" style:family="paragraph" style:parent-style-name="Text_20_body" style:list-style-name="List_20_1">
      <style:text-properties fo:language="uk" fo:country="UA" officeooo:rsid="008ab7cb" officeooo:paragraph-rsid="008ab7cb"/>
    </style:style>
    <style:style style:name="P35" style:family="paragraph" style:parent-style-name="Text_20_body">
      <style:text-properties fo:language="uk" fo:country="UA" officeooo:paragraph-rsid="00679884"/>
    </style:style>
    <style:style style:name="P36" style:family="paragraph" style:parent-style-name="Text_20_body">
      <style:text-properties fo:language="uk" fo:country="UA" officeooo:rsid="008cb7c1" officeooo:paragraph-rsid="008cb7c1"/>
    </style:style>
    <style:style style:name="P37" style:family="paragraph" style:parent-style-name="Text_20_body">
      <style:text-properties fo:language="uk" fo:country="UA" officeooo:paragraph-rsid="007dca4d"/>
    </style:style>
    <style:style style:name="P38" style:family="paragraph" style:parent-style-name="Text_20_body">
      <style:text-properties fo:language="uk" fo:country="UA" officeooo:rsid="0090bfb6" officeooo:paragraph-rsid="0090bfb6"/>
    </style:style>
    <style:style style:name="P39" style:family="paragraph" style:parent-style-name="Text_20_body" style:list-style-name="List_20_1">
      <style:text-properties fo:language="uk" fo:country="UA" officeooo:rsid="0090bfb6" officeooo:paragraph-rsid="0090bfb6"/>
    </style:style>
    <style:style style:name="P40" style:family="paragraph" style:parent-style-name="Text_20_body">
      <style:paragraph-properties fo:text-align="start" style:justify-single-word="false"/>
      <style:text-properties fo:language="uk" fo:country="UA" officeooo:rsid="008bb944" officeooo:paragraph-rsid="008bb944"/>
    </style:style>
    <style:style style:name="P41" style:family="paragraph" style:parent-style-name="Text_20_body">
      <style:text-properties fo:language="uk" fo:country="UA" officeooo:rsid="0097a097" officeooo:paragraph-rsid="0097a097"/>
    </style:style>
    <style:style style:name="P42" style:family="paragraph" style:parent-style-name="Text_20_body">
      <style:paragraph-properties fo:text-align="start" style:justify-single-word="false"/>
      <style:text-properties fo:language="uk" fo:country="UA" officeooo:rsid="0099c029" officeooo:paragraph-rsid="0099c029"/>
    </style:style>
    <style:style style:name="P43" style:family="paragraph" style:parent-style-name="Text_20_body">
      <style:paragraph-properties fo:text-align="start" style:justify-single-word="false"/>
      <style:text-properties fo:language="uk" fo:country="UA" officeooo:rsid="009aba99" officeooo:paragraph-rsid="009aba99"/>
    </style:style>
    <style:style style:name="P44" style:family="paragraph" style:parent-style-name="Text_20_body">
      <style:paragraph-properties fo:text-align="start" style:justify-single-word="false"/>
      <style:text-properties fo:language="uk" fo:country="UA" officeooo:rsid="009dbd34" officeooo:paragraph-rsid="009dbd34"/>
    </style:style>
    <style:style style:name="P45" style:family="paragraph" style:parent-style-name="Text_20_body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6" style:family="paragraph" style:parent-style-name="Table_20_Heading">
      <style:text-properties fo:language="uk" fo:country="UA"/>
    </style:style>
    <style:style style:name="P47" style:family="paragraph" style:parent-style-name="Header">
      <style:paragraph-properties fo:text-align="end" style:justify-single-word="false"/>
      <style:text-properties style:font-name="Times New Roman2" fo:font-size="14pt" fo:language="uk" fo:country="UA" style:font-size-asian="14pt" style:font-size-complex="14pt"/>
    </style:style>
    <style:style style:name="P48" style:family="paragraph" style:parent-style-name="Heading_20_1">
      <style:paragraph-properties fo:break-before="page"/>
      <style:text-properties fo:language="uk" fo:country="UA"/>
    </style:style>
    <style:style style:name="P49" style:family="paragraph" style:parent-style-name="Heading_20_1">
      <style:paragraph-properties fo:break-before="page"/>
      <style:text-properties fo:language="uk" fo:country="UA" officeooo:rsid="00679884" officeooo:paragraph-rsid="00679884"/>
    </style:style>
    <style:style style:name="P50" style:family="paragraph" style:parent-style-name="Heading_20_1">
      <style:paragraph-properties fo:break-before="page"/>
      <style:text-properties fo:language="uk" fo:country="UA" officeooo:rsid="009f592b" officeooo:paragraph-rsid="009f592b"/>
    </style:style>
    <style:style style:name="P51" style:family="paragraph" style:parent-style-name="Heading_20_2">
      <style:text-properties fo:language="uk" fo:country="UA"/>
    </style:style>
    <style:style style:name="P52" style:family="paragraph" style:parent-style-name="Heading_20_2">
      <style:text-properties fo:language="uk" fo:country="UA" officeooo:rsid="006a223f" officeooo:paragraph-rsid="006a223f"/>
    </style:style>
    <style:style style:name="T1" style:family="text">
      <style:text-properties officeooo:rsid="004895c3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03f407" style:font-name-asian="Liberation Serif1" style:font-name-complex="Liberation Serif1"/>
    </style:style>
    <style:style style:name="T4" style:family="text">
      <style:text-properties officeooo:rsid="005b742c"/>
    </style:style>
    <style:style style:name="T5" style:family="text">
      <style:text-properties officeooo:rsid="0063cadc"/>
    </style:style>
    <style:style style:name="T6" style:family="text">
      <style:text-properties officeooo:rsid="006a223f"/>
    </style:style>
    <style:style style:name="T7" style:family="text">
      <style:text-properties officeooo:rsid="006b1a24"/>
    </style:style>
    <style:style style:name="T8" style:family="text">
      <style:text-properties officeooo:rsid="006d67a8"/>
    </style:style>
    <style:style style:name="T9" style:family="text">
      <style:text-properties officeooo:rsid="0070b260"/>
    </style:style>
    <style:style style:name="T10" style:family="text">
      <style:text-properties officeooo:rsid="00781eb8"/>
    </style:style>
    <style:style style:name="T11" style:family="text">
      <style:text-properties officeooo:rsid="007978aa"/>
    </style:style>
    <style:style style:name="T12" style:family="text">
      <style:text-properties officeooo:rsid="007a9c30"/>
    </style:style>
    <style:style style:name="T13" style:family="text">
      <style:text-properties officeooo:rsid="007dc8c3"/>
    </style:style>
    <style:style style:name="T14" style:family="text">
      <style:text-properties officeooo:rsid="007dca4d"/>
    </style:style>
    <style:style style:name="T15" style:family="text">
      <style:text-properties officeooo:rsid="007e5da4"/>
    </style:style>
    <style:style style:name="T16" style:family="text">
      <style:text-properties officeooo:rsid="007fac75"/>
    </style:style>
    <style:style style:name="T17" style:family="text">
      <style:text-properties style:font-name="Times New Roman3" officeooo:rsid="007fac75" style:font-name-asian="Times New Roman3" style:font-name-complex="Times New Roman3"/>
    </style:style>
    <style:style style:name="T18" style:family="text">
      <style:text-properties officeooo:rsid="008290f5"/>
    </style:style>
    <style:style style:name="T19" style:family="text">
      <style:text-properties officeooo:rsid="00888347"/>
    </style:style>
    <style:style style:name="T20" style:family="text">
      <style:text-properties officeooo:rsid="0088cf10"/>
    </style:style>
    <style:style style:name="T21" style:family="text">
      <style:text-properties officeooo:rsid="008a0fce"/>
    </style:style>
    <style:style style:name="T22" style:family="text">
      <style:text-properties style:font-size-complex="14pt"/>
    </style:style>
    <style:style style:name="T23" style:family="text">
      <style:text-properties officeooo:rsid="008bb944" style:font-size-complex="14pt"/>
    </style:style>
    <style:style style:name="T24" style:family="text">
      <style:text-properties officeooo:rsid="008ab7cb" style:font-size-complex="14pt"/>
    </style:style>
    <style:style style:name="T25" style:family="text">
      <style:text-properties officeooo:rsid="008cb7c1" style:font-size-complex="14pt"/>
    </style:style>
    <style:style style:name="T26" style:family="text">
      <style:text-properties officeooo:rsid="008dd0b7" style:font-size-complex="14pt"/>
    </style:style>
    <style:style style:name="T27" style:family="text">
      <style:text-properties officeooo:rsid="009ca7df" style:font-size-complex="14pt"/>
    </style:style>
    <style:style style:name="T28" style:family="text">
      <style:text-properties officeooo:rsid="0090bfb6"/>
    </style:style>
    <style:style style:name="T29" style:family="text">
      <style:text-properties officeooo:rsid="0091c313"/>
    </style:style>
    <style:style style:name="T30" style:family="text">
      <style:text-properties officeooo:rsid="0092c286"/>
    </style:style>
    <style:style style:name="T31" style:family="text">
      <style:text-properties officeooo:rsid="0093b793"/>
    </style:style>
    <style:style style:name="T32" style:family="text">
      <style:text-properties officeooo:rsid="0095c111"/>
    </style:style>
    <style:style style:name="T33" style:family="text">
      <style:text-properties officeooo:rsid="0098d77c"/>
    </style:style>
    <style:style style:name="T34" style:family="text">
      <style:text-properties officeooo:rsid="0098d9b1"/>
    </style:style>
    <style:style style:name="T35" style:family="text">
      <style:text-properties officeooo:rsid="0099c029"/>
    </style:style>
    <style:style style:name="T36" style:family="text">
      <style:text-properties officeooo:rsid="009a3082"/>
    </style:style>
    <style:style style:name="T37" style:family="text">
      <style:text-properties officeooo:rsid="009aba99"/>
    </style:style>
    <style:style style:name="T38" style:family="text">
      <style:text-properties officeooo:rsid="009b0d22"/>
    </style:style>
    <style:style style:name="T39" style:family="text">
      <style:text-properties officeooo:rsid="009ca7df"/>
    </style:style>
    <style:style style:name="T40" style:family="text">
      <style:text-properties officeooo:rsid="009cc7a0"/>
    </style:style>
    <style:style style:name="T41" style:family="text">
      <style:text-properties officeooo:rsid="009e65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 </text:p>
      <text:p text:style-name="P2">Національний університет «Запорізька політехніка»</text:p>
      <text:p text:style-name="P4"/>
      <text:p text:style-name="P9">кафедра програмних засобів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3">Р</text:span><text:span text:style-name="T2">еферат</text:span></text:p>
      <text:p text:style-name="P5"><text:span text:style-name="T1">з</text:span> дисципліни "<text:span text:style-name="T5">Я</text:span>кість програмного забезпечення та тестування" на тему: </text:p>
      <text:p text:style-name="P5">"Google Test"</text:p>
      <text:p text:style-name="P11"/>
      <text:p text:style-name="P11"/>
      <text:p text:style-name="P5"/>
      <text:p text:style-name="P5"/>
      <text:p text:style-name="P7">Виконав:</text:p>
      <text:p text:style-name="P7">студент групи КНТ-116<text:tab/><text:tab/><text:tab/><text:tab/><text:tab/><text:tab/><text:tab/><text:tab/>О.О. Палаш</text:p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6">201<text:span text:style-name="T4">9</text:span></text:p>
      <text:h text:style-name="P50" text:outline-level="1"><text:bookmark-start text:name="__RefHeading___Toc8551_1673091316"/>Зміст<text:bookmark-end text:name="__RefHeading___Toc8551_1673091316"/></text:h>
      <text:p text:style-name="P35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<text:a xlink:type="simple" xlink:href="#__RefHeading___Toc8551_1673091316" text:style-name="Index_20_Link" text:visited-style-name="Index_20_Link">Зміст<text:tab/>2</text:a></text:p>
          <text:p text:style-name="P45"><text:a xlink:type="simple" xlink:href="#__RefHeading___Toc8311_1673091316" text:style-name="Index_20_Link" text:visited-style-name="Index_20_Link">Вступ<text:tab/>3</text:a></text:p>
          <text:p text:style-name="P45"><text:a xlink:type="simple" xlink:href="#__RefHeading___Toc8313_1673091316" text:style-name="Index_20_Link" text:visited-style-name="Index_20_Link">1. Google C++ Testing Framework<text:tab/>4</text:a></text:p>
          <text:p text:style-name="P45"><text:a xlink:type="simple" xlink:href="#__RefHeading___Toc8315_1673091316" text:style-name="Index_20_Link" text:visited-style-name="Index_20_Link">1.1 Загальна інформація<text:tab/>4</text:a></text:p>
          <text:p text:style-name="P45"><text:a xlink:type="simple" xlink:href="#__RefHeading___Toc8317_1673091316" text:style-name="Index_20_Link" text:visited-style-name="Index_20_Link">1.2 Особливості бібліотеки<text:tab/>4</text:a></text:p>
          <text:p text:style-name="P45"><text:a xlink:type="simple" xlink:href="#__RefHeading___Toc8319_1673091316" text:style-name="Index_20_Link" text:visited-style-name="Index_20_Link">2. Тестування за допомогою Google Test<text:tab/>6</text:a></text:p>
          <text:p text:style-name="P45"><text:a xlink:type="simple" xlink:href="#__RefHeading___Toc8321_1673091316" text:style-name="Index_20_Link" text:visited-style-name="Index_20_Link">2.1 Загальні поняття<text:tab/>6</text:a></text:p>
          <text:p text:style-name="P45"><text:a xlink:type="simple" xlink:href="#__RefHeading___Toc8323_1673091316" text:style-name="Index_20_Link" text:visited-style-name="Index_20_Link">2.2 Твердження<text:tab/>6</text:a></text:p>
          <text:p text:style-name="P45"><text:a xlink:type="simple" xlink:href="#__RefHeading___Toc8325_1673091316" text:style-name="Index_20_Link" text:visited-style-name="Index_20_Link">2.3 Тести<text:tab/>8</text:a></text:p>
          <text:p text:style-name="P45"><text:a xlink:type="simple" xlink:href="#__RefHeading___Toc8327_1673091316" text:style-name="Index_20_Link" text:visited-style-name="Index_20_Link">2.4 Тестові класи<text:tab/>8</text:a></text:p>
          <text:p text:style-name="P45"><text:a xlink:type="simple" xlink:href="#__RefHeading___Toc8329_1673091316" text:style-name="Index_20_Link" text:visited-style-name="Index_20_Link">2.5 Запуск тестів<text:tab/>9</text:a></text:p>
          <text:p text:style-name="P45"><text:a xlink:type="simple" xlink:href="#__RefHeading___Toc8553_1673091316" text:style-name="Index_20_Link" text:visited-style-name="Index_20_Link">Висновки<text:tab/>10</text:a></text:p>
          <text:p text:style-name="P45"><text:a xlink:type="simple" xlink:href="#__RefHeading___Toc8333_1673091316" text:style-name="Index_20_Link" text:visited-style-name="Index_20_Link">Використана література<text:tab/>11</text:a></text:p>
        </text:index-body>
      </text:table-of-content>
      <text:p text:style-name="P35"/>
      <text:h text:style-name="P49" text:outline-level="1"><text:bookmark-start text:name="__RefHeading___Toc8311_1673091316"/>Вступ<text:bookmark-end text:name="__RefHeading___Toc8311_1673091316"/></text:h>
      <text:p text:style-name="P35"/>
      <text:p text:style-name="P33">Тестування є важливою частиною процесу розробки програмного забезпечення. Модульне тестування в свою чергу є важливою частиною тестування програмного забезпечення.</text:p>
      <text:p text:style-name="P33"><text:span text:style-name="T22">Метою модульного тестування є ізолювати частини програми і окремо перевірити їх працездатність. Перевагами модульного тестування є:</text:span></text:p>
      <text:list xml:id="list2009111199" text:style-name="List_20_1">
        <text:list-item>
          <text:p text:style-name="P34"><text:span text:style-name="T22">заохочення змін (рефакторингу);</text:span></text:p>
        </text:list-item>
        <text:list-item>
          <text:p text:style-name="P34"><text:span text:style-name="T22">спрощення інтеграції;</text:span></text:p>
        </text:list-item>
        <text:list-item>
          <text:p text:style-name="P34"><text:span text:style-name="T22">документування коду;</text:span></text:p>
        </text:list-item>
        <text:list-item>
          <text:p text:style-name="P34"><text:span text:style-name="T22">відділення інтерфейсу від реалізації</text:span><text:span text:style-name="T27"> </text:span><text:span text:style-name="T22">[</text:span><text:span text:style-name="T23">1</text:span><text:span text:style-name="T22">].</text:span></text:p>
        </text:list-item>
      </text:list>
      <text:p text:style-name="P36"><text:span text:style-name="T22">Більшість мов програмування не має вбудованих засобів модульного тестування, для тестування використовуються зовнішні інструменти (бібліотеки або фреймворки). </text:span><text:span text:style-name="T26">Найбільш відомі</text:span><text:span text:style-name="T22"> </text:span><text:span text:style-name="T26">наступні </text:span><text:span text:style-name="T22">інструмент</text:span><text:span text:style-name="T26">и</text:span><text:span text:style-name="T22"> модульного тестування для мови </text:span><text:span text:style-name="T24">C++</text:span><text:span text:style-name="T22">:</text:span></text:p>
      <text:list xml:id="list33448293050288" text:continue-numbering="true" text:style-name="List_20_1">
        <text:list-item>
          <text:p text:style-name="P34"><text:span text:style-name="T22">TypeMock Isolator++</text:span><text:span text:style-name="T25">;</text:span></text:p>
        </text:list-item>
        <text:list-item>
          <text:p text:style-name="P34"><text:span text:style-name="T22">CxxTest</text:span><text:span text:style-name="T25">;</text:span></text:p>
        </text:list-item>
        <text:list-item>
          <text:p text:style-name="P34"><text:span text:style-name="T22">CPPUnit</text:span><text:span text:style-name="T25">;</text:span></text:p>
        </text:list-item>
        <text:list-item>
          <text:p text:style-name="P34"><text:span text:style-name="T22">Boost Test</text:span><text:span text:style-name="T25">;</text:span></text:p>
        </text:list-item>
        <text:list-item>
          <text:p text:style-name="P34"><text:span text:style-name="T22">Google C++</text:span><text:span text:style-name="T25">;</text:span></text:p>
        </text:list-item>
        <text:list-item>
          <text:p text:style-name="P34"><text:span text:style-name="T22">Symbian</text:span><text:span text:style-name="T25">;</text:span></text:p>
        </text:list-item>
        <text:list-item>
          <text:p text:style-name="P34"><text:span text:style-name="T22">API Sanity Autotest</text:span><text:span text:style-name="T25">;</text:span></text:p>
        </text:list-item>
        <text:list-item>
          <text:p text:style-name="P34"><text:span text:style-name="T22">Qt Test framewor</text:span><text:span text:style-name="T25">k.</text:span></text:p>
        </text:list-item>
      </text:list>
      <text:p text:style-name="P33"><text:span text:style-name="T22"/></text:p>
      <text:h text:style-name="P48" text:outline-level="1"><text:bookmark-start text:name="__RefHeading___Toc8313_1673091316"/>1. Google C++ Testing Framework<text:bookmark-end text:name="__RefHeading___Toc8313_1673091316"/></text:h>
      <text:p text:style-name="P22"/>
      <text:h text:style-name="P52" text:outline-level="2"><text:bookmark-start text:name="__RefHeading___Toc8315_1673091316"/>1.1 Загальна інформація<text:bookmark-end text:name="__RefHeading___Toc8315_1673091316"/></text:h>
      <text:p text:style-name="P22"/>
      <text:p text:style-name="P22">Google C++ Testing Framework (Google Test) — бібліот<text:span text:style-name="T7">е</text:span>ка для модульного тестування на мові С++. Google Test побудована на методології тестування xUnit, коли окремі частини програми (класи, функції, модулі) перевіряються окремо один від одного. Бібліотека розповсюджується під ліцензією BSD з <text:span text:style-name="T7">трьох</text:span> пунктів<text:span text:style-name="T39"> </text:span>[<text:span text:style-name="T34">2</text:span>]<text:span text:style-name="T34">.</text:span></text:p>
      <text:p text:style-name="P22">Google Test може використовуватись для Windows та багатьох <text:s/>POSIX-сумісних операційних систем. Google Test дозволяє тестування коду, написаного мовою C, після мінімальних модифікацій коду<text:span text:style-name="T39"> </text:span>[<text:span text:style-name="T34">3</text:span>]<text:span text:style-name="T34">.</text:span></text:p>
      <text:p text:style-name="P22">Бібліотека розроблена з активним використанням тестування, коли при додаванні будь-яких змін необхідно написати набір тестів, <text:span text:style-name="T6">які</text:span> <text:span text:style-name="T6">підтверджують</text:span> їх коректність.</text:p>
      <text:p text:style-name="P22">Бібліотека використовується в таких проектах, як: Chromium, LLVM, Protocol Buffers, OpenCV<text:span text:style-name="T39"> [4].</text:span></text:p>
      <text:p text:style-name="P22"/>
      <text:h text:style-name="P52" text:outline-level="2"><text:bookmark-start text:name="__RefHeading___Toc8317_1673091316"/>1.2 Особливості бібліотеки<text:bookmark-end text:name="__RefHeading___Toc8317_1673091316"/></text:h>
      <text:p text:style-name="P22"/>
      <text:p text:style-name="P22">Мінімальною одиницею тестування в Google Test є тест. Тести не потрібно реєструвати, кожен об'явлений тест буде запущений автоматично. Тести об'єднуються в групи, повна назва тесту формується з назви групи і власної назви тесту. Тести можуть використовувати тестові класи (test fixture), які дозволяють повторно використовувати одну і ту саму конфігурацію об'єктів для кількох різних тестів.</text:p>
      <text:p text:style-name="P22">Бібліотека є безпечною для <text:span text:style-name="T6">багатопотокового</text:span> використання, але для одночасного використання тверджень в різних потоках необхідно самостійно розробити примітиви синхронізації.</text:p>
      <text:p text:style-name="P22"><text:soft-page-break/>У склад бібліотеки входить спеціальний скрипт, який упаковує її код в два файли: gtest-all.cc <text:span text:style-name="T31">і</text:span> gtest.h. Ці файли можуть бути включені в склад проекту без додаткових зусиль по збиранню бібліотеки<text:span text:style-name="T39"> </text:span>[<text:span text:style-name="T34">2</text:span>]<text:span text:style-name="T39">.</text:span></text:p>
      <text:p text:style-name="P22"/>
      <text:h text:style-name="P48" text:outline-level="1"><text:bookmark-start text:name="__RefHeading___Toc8319_1673091316"/>2. Тестування за допомогою Google Test<text:bookmark-end text:name="__RefHeading___Toc8319_1673091316"/></text:h>
      <text:p text:style-name="P22"/>
      <text:h text:style-name="P51" text:outline-level="2"><text:bookmark-start text:name="__RefHeading___Toc8321_1673091316"/>2.1 Загальні поняття<text:bookmark-end text:name="__RefHeading___Toc8321_1673091316"/></text:h>
      <text:p text:style-name="P22"/>
      <text:p text:style-name="P22">Ключовим поняттям в Google Test є поняття твердження (assert). Твердження уявляє собою вираз, результатом виконання якого може бути успіх (success), некритичний відказ (nonfatal failure) або критичний відказ (fatal failure). Критичний відказ викликає завершення тесту, в інших випадках тест продовжується. Сам тест є набором тверджень.<text:span text:style-name="T18"> Тести можуть бути згруповані в набори. </text:span>Об'єднані набори тестів називають тестовою програмою (test program)[<text:span text:style-name="T39">5</text:span>]<text:span text:style-name="T39">.</text:span></text:p>
      <text:p text:style-name="P22"/>
      <text:h text:style-name="P51" text:outline-level="2"><text:bookmark-start text:name="__RefHeading___Toc8323_1673091316"/>2.2 Твердження<text:bookmark-end text:name="__RefHeading___Toc8323_1673091316"/></text:h>
      <text:p text:style-name="P22"/>
      <text:p text:style-name="P22">Твердження, які у випадку їх хибності викли<text:span text:style-name="T18">к</text:span>ають критичні <text:span text:style-name="T18">відмови </text:span><text:s/>починаються з ASSERT_, некритичні — з EXPECT_. Твердження, які наявні в Google Test приведені в таблиці <text:span text:style-name="T8">2.1.</text:span></text:p>
      <text:p text:style-name="P22"/>
      <text:p text:style-name="P23">Таблиця 2.1 — Опис тверджень в Google Test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Наз<text:span text:style-name="T9">ва твердження</text:span></text:p>
            </table:table-cell>
            <table:table-cell table:style-name="Таблица1.B1" office:value-type="string">
              <text:p text:style-name="P46">Умо<text:span text:style-name="T9">ва проходження тесту</text:span></text:p>
            </table:table-cell>
          </table:table-row>
        </table:table-header-rows>
        <table:table-row>
          <table:table-cell table:style-name="Таблица1.A2" office:value-type="string">
            <text:p text:style-name="P13">ASSERT_TRUE(condition)</text:p>
            <text:p text:style-name="P13">EXPECT_TRUE(condition)</text:p>
          </table:table-cell>
          <table:table-cell table:style-name="Таблица1.B2" office:value-type="string">
            <text:p text:style-name="P13"><text:span text:style-name="T10">c</text:span>ondition <text:span text:style-name="T10">= true</text:span></text:p>
          </table:table-cell>
        </table:table-row>
        <table:table-row>
          <table:table-cell table:style-name="Таблица1.A2" office:value-type="string">
            <text:p text:style-name="P13">ASSERT_FALSE(condition)</text:p>
            <text:p text:style-name="P13">EXPECT_FALSE(condition)</text:p>
          </table:table-cell>
          <table:table-cell table:style-name="Таблица1.B2" office:value-type="string">
            <text:p text:style-name="P13"><text:span text:style-name="T10">c</text:span>ondition <text:span text:style-name="T10">= false</text:span></text:p>
          </table:table-cell>
        </table:table-row>
        <table:table-row>
          <table:table-cell table:style-name="Таблица1.A2" office:value-type="string">
            <text:p text:style-name="P13">ASSERT_EQ(val1, val2)</text:p>
            <text:p text:style-name="P13">EXPECT_EQ(val1, val2)</text:p>
          </table:table-cell>
          <table:table-cell table:style-name="Таблица1.B2" office:value-type="string">
            <text:p text:style-name="P15">val1 == val2</text:p>
          </table:table-cell>
        </table:table-row>
        <table:table-row>
          <table:table-cell table:style-name="Таблица1.A2" office:value-type="string">
            <text:p text:style-name="P13">ASSERT_NE(val1, val2)</text:p>
            <text:p text:style-name="P13">EXPECT_NE(val1, val2)</text:p>
          </table:table-cell>
          <table:table-cell table:style-name="Таблица1.B2" office:value-type="string">
            <text:p text:style-name="P13"><text:span text:style-name="T10">v</text:span>al1 !<text:span text:style-name="T10">= val2</text:span></text:p>
          </table:table-cell>
        </table:table-row>
      </table:table>
      <text:p text:style-name="P37"/>
      <text:p text:style-name="P37"><text:soft-page-break/><text:span text:style-name="T14">Продовження таблиці 2.1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6">Наз<text:span text:style-name="T9">ва твердження</text:span></text:p>
            </table:table-cell>
            <table:table-cell table:style-name="Таблица2.B1" office:value-type="string">
              <text:p text:style-name="P46">Умо<text:span text:style-name="T9">ва проходження тесту</text:span></text:p>
            </table:table-cell>
          </table:table-row>
        </table:table-header-rows>
        <table:table-row>
          <table:table-cell table:style-name="Таблица2.A2" office:value-type="string">
            <text:p text:style-name="P13">ASSERT_LT(val1, val2)</text:p>
            <text:p text:style-name="P16">EXPECT_LT(val1, val2)</text:p>
          </table:table-cell>
          <table:table-cell table:style-name="Таблица2.B2" office:value-type="string">
            <text:p text:style-name="P13">val1<text:span text:style-name="T11"> &lt; val2</text:span></text:p>
          </table:table-cell>
        </table:table-row>
        <table:table-row>
          <table:table-cell table:style-name="Таблица2.A2" office:value-type="string">
            <text:p text:style-name="P17">ASSERT_LE(val1, val2)</text:p>
            <text:p text:style-name="P17">EXPECT_LE(val1, val2)</text:p>
          </table:table-cell>
          <table:table-cell table:style-name="Таблица2.B2" office:value-type="string">
            <text:p text:style-name="P17">val1<text:span text:style-name="T11"> &lt;= val2</text:span></text:p>
          </table:table-cell>
        </table:table-row>
        <table:table-row>
          <table:table-cell table:style-name="Таблица2.A2" office:value-type="string">
            <text:p text:style-name="P17">ASSERT_GT(val1, val2)</text:p>
            <text:p text:style-name="P17">EXPECT_GT(val1, val2)</text:p>
          </table:table-cell>
          <table:table-cell table:style-name="Таблица2.B2" office:value-type="string">
            <text:p text:style-name="P17">val1<text:span text:style-name="T11"> &gt; val2</text:span></text:p>
          </table:table-cell>
        </table:table-row>
        <table:table-row>
          <table:table-cell table:style-name="Таблица2.A2" office:value-type="string">
            <text:p text:style-name="P17">ASSERT_GE(val1, val2)</text:p>
            <text:p text:style-name="P17">EXPECT_GE(val1, val2)</text:p>
          </table:table-cell>
          <table:table-cell table:style-name="Таблица2.B2" office:value-type="string">
            <text:p text:style-name="P17">val1<text:span text:style-name="T11"> &gt;= val2</text:span></text:p>
          </table:table-cell>
        </table:table-row>
        <table:table-row>
          <table:table-cell table:style-name="Таблица2.A2" office:value-type="string">
            <text:p text:style-name="P13">ASSERT_STREQ(str<text:span text:style-name="T12">1</text:span>, str<text:span text:style-name="T12">2</text:span>)</text:p>
            <text:p text:style-name="P17">EXPECT_STREQ(str<text:span text:style-name="T12">1</text:span>, str<text:span text:style-name="T12">2</text:span>)</text:p>
          </table:table-cell>
          <table:table-cell table:style-name="Таблица2.B2" office:value-type="string">
            <text:p text:style-name="P14">рядки str<text:span text:style-name="T12">1</text:span> та str<text:span text:style-name="T12">2 </text:span>дорівнюють один одному</text:p>
          </table:table-cell>
        </table:table-row>
        <table:table-row>
          <table:table-cell table:style-name="Таблица2.A2" office:value-type="string">
            <text:p text:style-name="P13">ASSERT_STRNE(str1, str2)</text:p>
            <text:p text:style-name="P17">EXPECT_STRNE(str1, str2)</text:p>
          </table:table-cell>
          <table:table-cell table:style-name="Таблица2.B2" office:value-type="string">
            <text:p text:style-name="P14">рядки str<text:span text:style-name="T12">1</text:span> та str<text:span text:style-name="T12">2</text:span> не<text:span text:style-name="T12"> </text:span>дорівнюють один одному</text:p>
          </table:table-cell>
        </table:table-row>
        <table:table-row>
          <table:table-cell table:style-name="Таблица2.A2" office:value-type="string">
            <text:p text:style-name="P13">ASSERT_STRCASEEQ(str<text:span text:style-name="T12">2</text:span>, str<text:span text:style-name="T12">2</text:span>)</text:p>
            <text:p text:style-name="P17">EXPECT_STRCASEEQ(str<text:span text:style-name="T12">2</text:span>, str<text:span text:style-name="T12">2</text:span>)</text:p>
          </table:table-cell>
          <table:table-cell table:style-name="Таблица2.B2" office:value-type="string">
            <text:p text:style-name="P14">рядки str<text:span text:style-name="T12">1</text:span> та str<text:span text:style-name="T12">2</text:span> дорівнюють один одному, реєстронезалежна</text:p>
          </table:table-cell>
        </table:table-row>
        <table:table-row>
          <table:table-cell table:style-name="Таблица2.A2" office:value-type="string">
            <text:p text:style-name="P13">ASSERT_STRCASENE(str1, str2)</text:p>
            <text:p text:style-name="P17">EXPECT_STRCASENE(str1, str2)</text:p>
          </table:table-cell>
          <table:table-cell table:style-name="Таблица2.B2" office:value-type="string">
            <text:p text:style-name="P14">рядки str<text:span text:style-name="T12">1</text:span> та str<text:span text:style-name="T12">2</text:span> не<text:span text:style-name="T12"> </text:span>дорівнюють один одному, реєстронезалежна</text:p>
          </table:table-cell>
        </table:table-row>
        <table:table-row>
          <table:table-cell table:style-name="Таблица2.A2" office:value-type="string">
            <text:p text:style-name="P13">ASSERT_THROW(statement, exception)</text:p>
            <text:p text:style-name="P17">EXPECT_THROW(statement, exception)</text:p>
          </table:table-cell>
          <table:table-cell table:style-name="Таблица2.B2" office:value-type="string">
            <text:p text:style-name="P13"><text:span text:style-name="T13">при виконанні </text:span>statement<text:span text:style-name="T13"> виникає виняток типу exception</text:span></text:p>
          </table:table-cell>
        </table:table-row>
        <table:table-row>
          <table:table-cell table:style-name="Таблица2.A2" office:value-type="string">
            <text:p text:style-name="P13">ASSERT_ANY_THROW(statement)</text:p>
            <text:p text:style-name="P17">EXPECT_ANY_THROW(statement)</text:p>
          </table:table-cell>
          <table:table-cell table:style-name="Таблица2.B2" office:value-type="string">
            <text:p text:style-name="P13"><text:span text:style-name="T13">при виконанні </text:span>statement<text:span text:style-name="T13"> виникає виняток будь-якого типу</text:span></text:p>
          </table:table-cell>
        </table:table-row>
        <table:table-row>
          <table:table-cell table:style-name="Таблица2.A2" office:value-type="string">
            <text:p text:style-name="P13">ASSERT_NO_THROW(statement)</text:p>
            <text:p text:style-name="P17">EXPECT_NO_THROW(statement)</text:p>
          </table:table-cell>
          <table:table-cell table:style-name="Таблица2.B2" office:value-type="string">
            <text:p text:style-name="P13"><text:span text:style-name="T13">при виконанні </text:span>statement<text:span text:style-name="T13"> не виникає винятків</text:span></text:p>
          </table:table-cell>
        </table:table-row>
        <table:table-row>
          <table:table-cell table:style-name="Таблица2.A2" office:value-type="string">
            <text:p text:style-name="P13">ASSERT_PRED<text:span text:style-name="T15">n(pred, args)</text:span></text:p>
            <text:p text:style-name="P18"><text:span text:style-name="T15">ASSERT_PRED_FORMATn(pred, args)</text:span></text:p>
            <text:p text:style-name="P17">EXPECT_PRED<text:span text:style-name="T15">n(pred, args)</text:span></text:p>
            <text:p text:style-name="P17"><text:span text:style-name="T15">EXPECT_PRED_FORMATn(pred, args)</text:span></text:p>
          </table:table-cell>
          <table:table-cell table:style-name="Таблица2.B2" office:value-type="string">
            <text:p text:style-name="P19">pred(args) == true</text:p>
            <text:p text:style-name="P20"/>
          </table:table-cell>
        </table:table-row>
      </table:table>
      <text:p text:style-name="P22"/>
      <text:p text:style-name="P22"/>
      <text:p text:style-name="P24"><text:soft-page-break/>Продовження таблиці <text:span text:style-name="T9">2.1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6">Наз<text:span text:style-name="T9">ва твердження</text:span></text:p>
            </table:table-cell>
            <table:table-cell table:style-name="Таблица3.B1" office:value-type="string">
              <text:p text:style-name="P46">Умо<text:span text:style-name="T9">ва проходження тесту</text:span></text:p>
            </table:table-cell>
          </table:table-row>
        </table:table-header-rows>
        <table:table-row>
          <table:table-cell table:style-name="Таблица3.A2" office:value-type="string">
            <text:p text:style-name="P13">ASSERT_FLOAT_EQ(expected, actual)</text:p>
            <text:p text:style-name="P13">ASSERT_DOUBLE_EQ(expected, actual)</text:p>
            <text:p text:style-name="P17"><text:span text:style-name="T15">EXPECT_FLOAT_EQ(expected, actual)</text:span></text:p>
            <text:p text:style-name="P17"><text:span text:style-name="T15">EXPECT_DOUBLE_EQ(expected, actual)</text:span></text:p>
          </table:table-cell>
          <table:table-cell table:style-name="Таблица3.B2" office:value-type="string">
            <text:p text:style-name="P13">expected<text:span text:style-name="T16"> </text:span><text:span text:style-name="T17">≈ actual</text:span></text:p>
          </table:table-cell>
        </table:table-row>
        <table:table-row>
          <table:table-cell table:style-name="Таблица3.A2" office:value-type="string">
            <text:p text:style-name="P13">ASSERT_NEAR(val1, val2, abs_error)</text:p>
            <text:p text:style-name="P17"><text:span text:style-name="T15">EXPECT_NEAR(val1, val2, abs_error)</text:span></text:p>
          </table:table-cell>
          <table:table-cell table:style-name="Таблица3.B2" office:value-type="string">
            <text:p text:style-name="P21">abs(val1 - val2) &lt; abs_error</text:p>
          </table:table-cell>
        </table:table-row>
      </table:table>
      <text:p text:style-name="P23"/>
      <text:h text:style-name="P51" text:outline-level="2"><text:bookmark-start text:name="__RefHeading___Toc8325_1673091316"/>2.3 Тести<text:bookmark-end text:name="__RefHeading___Toc8325_1673091316"/></text:h>
      <text:p text:style-name="P22"/>
      <text:p text:style-name="P26">Для визначення тесту використовується макрос TEST. Він визначає функцію в якій можливо використовувати твердження. TEST приймає два параметри, які ідентифікують тест — назву тестового набору і назву тесту <text:span text:style-name="T39">[5].</text:span></text:p>
      <text:p text:style-name="P26">Приклад тесту:</text:p>
      <text:p text:style-name="P25">TEST(test_case_name, test_name)</text:p>
      <text:p text:style-name="P25">{</text:p>
      <text:p text:style-name="P25"><text:tab/>ASSERT_EQ(1, 0);</text:p>
      <text:p text:style-name="P25">}</text:p>
      <text:p text:style-name="P27">Для тверджень можливо задавати власні коментарі:</text:p>
      <text:p text:style-name="P27">ASSERT_EQ(1, 0) &lt;&lt; "1 is not equal 0";</text:p>
      <text:p text:style-name="P25"/>
      <text:h text:style-name="P51" text:outline-level="2"><text:bookmark-start text:name="__RefHeading___Toc8327_1673091316"/>2.4 Тестові класи<text:bookmark-end text:name="__RefHeading___Toc8327_1673091316"/></text:h>
      <text:p text:style-name="P28"/>
      <text:p text:style-name="P29">Тестові класи або фіксації використовуються у випадку, коли об'єкти, які беруть участь у тестуванні, потребують складного налаштування для кожного тесту. Фіксація уявляє собою клас, який наслідує від ::testing::Test, в якому об'явлені усі необхідні для тестування об'єкти. В конструкторі класу або в методі SetUp() виконується їх налаштування, а в методі TearDown()<text:span text:style-name="T19"> виконується </text:span><text:soft-page-break/><text:span text:style-name="T19">звільнення ресурсів.</text:span></text:p>
      <text:p text:style-name="P31">Тести в яких використовуються фіксації оголошуються за допомогою макросу TEST_F, в якості першого параметру якого вказується не назва набору тестів, а назва фіксації.</text:p>
      <text:p text:style-name="P31"><text:span text:style-name="T20">Для кожного тесту створюється новий об'єкт фіксації, налаштовується за допомогою методу SetUp(), виконуються тести, звільнюються ресурси за допомогою методу TearDown() і видаляється об'єкт фіксації.</text:span></text:p>
      <text:p text:style-name="P30"/>
      <text:h text:style-name="P51" text:outline-level="2"><text:bookmark-start text:name="__RefHeading___Toc8329_1673091316"/>2.5 Запуск тестів<text:bookmark-end text:name="__RefHeading___Toc8329_1673091316"/></text:h>
      <text:p text:style-name="P30"/>
      <text:p text:style-name="P32">Для запуску всіх тестів використовується функція RUN_ALL_TESTS(). Функцію можливо викликати тальки один раз. Бажано, щоб програма повертала результат роботи функції RUN_ALL_TESTS(), тому що деякі автоматичні засоби проектування визначають результат тестування по значенню, яке повертається<text:span text:style-name="T40"> [5].</text:span></text:p>
      <text:p text:style-name="P32">Для налаштування параметрів запуску тестів<text:span text:style-name="T21"> (які тести та в якому порядку запускати, скільки разів запускати тести, в якому форматі видавати результати тестування та інше) використовується функція InitGoogleTest(argc, argv). Викликана перед </text:span>RUN_ALL_TESTS()<text:span text:style-name="T21">, ця функція дає можливість налаштовувати тестування за допомогою аргументів командного рядку.</text:span></text:p>
      <text:p text:style-name="P32"/>
      <text:h text:style-name="P48" text:outline-level="1"><text:bookmark-start text:name="__RefHeading___Toc8553_1673091316"/>Висновки<text:bookmark-end text:name="__RefHeading___Toc8553_1673091316"/></text:h>
      <text:p text:style-name="P22"/>
      <text:p text:style-name="P38">Проана<text:span text:style-name="T29">л</text:span>ізувавши інформацію про бібліотеку Google Test, можна зробити наступні висновки<text:span text:style-name="T29">:</text:span></text:p>
      <text:list xml:id="list33447802241087" text:continue-numbering="true" text:style-name="List_20_1">
        <text:list-item>
          <text:p text:style-name="P39">бібліотек<text:span text:style-name="T30">а підтримує більшість розповсюджених платформ;</text:span></text:p>
        </text:list-item>
        <text:list-item>
          <text:p text:style-name="P39">бібліотек<text:span text:style-name="T30">а має можливість повторного використання налаштувань об'єктів за допомогою тестових класів (фіксацій);</text:span></text:p>
        </text:list-item>
        <text:list-item>
          <text:p text:style-name="P39">бібліотек<text:span text:style-name="T30">а підтримує багатопотокове використання;</text:span></text:p>
        </text:list-item>
        <text:list-item>
          <text:p text:style-name="P39">бібліотек<text:span text:style-name="T30">а містить інструменти, які полегшують збирання проектів, які використовують </text:span>Google Test<text:span text:style-name="T32">;</text:span></text:p>
        </text:list-item>
        <text:list-item>
          <text:p text:style-name="P39">бібліотек<text:span text:style-name="T30">а дає можливість групування тестів;</text:span></text:p>
        </text:list-item>
        <text:list-item>
          <text:p text:style-name="P39">бібліотек<text:span text:style-name="T30">а надає твердження для перевірки різних типів даних;</text:span></text:p>
        </text:list-item>
        <text:list-item>
          <text:p text:style-name="P39">бібліотек<text:span text:style-name="T30">а містить критичні та некритичні варіанти тверджень;</text:span></text:p>
        </text:list-item>
        <text:list-item>
          <text:p text:style-name="P39">бібліотек<text:span text:style-name="T30">а дає можливість конфігурації запуску тестів.</text:span></text:p>
        </text:list-item>
      </text:list>
      <text:p text:style-name="P41">Підсумувавши, можна зробити висновок, що <text:span text:style-name="T28">бібліотек</text:span>а <text:span text:style-name="T28">Google Test</text:span> задовільняє більшість <text:span text:style-name="T33">запитів, яки виникають при</text:span> модульно<text:span text:style-name="T33">му</text:span> тестуванн<text:span text:style-name="T33">і</text:span> програм мовою С++.</text:p>
      <text:p text:style-name="P41"/>
      <text:h text:style-name="P48" text:outline-level="1"><text:bookmark-start text:name="__RefHeading___Toc8333_1673091316"/>Використана література<text:bookmark-end text:name="__RefHeading___Toc8333_1673091316"/></text:h>
      <text:p text:style-name="P22"/>
      <text:p text:style-name="P40">1. Модульное тестирование [електронний ресурс]. URL: https://ru.wikipedia.org/wiki/Модульное_тестирование</text:p>
      <text:p text:style-name="P40">2. Google C++ Testing Framework<text:span text:style-name="T35"> </text:span>[електронний ресурс]. URL<text:span text:style-name="T35">: https://ru.wikipedia.org/wiki/Google_C%2B%2B_Testing_Framework</text:span></text:p>
      <text:p text:style-name="P42">3. Google Test <text:span text:style-name="T36">[електронний ресурс]. URL</text:span>:<text:span text:style-name="T37"> </text:span>https://en.wikipedia.org/wiki/Google_Test</text:p>
      <text:p text:style-name="P43">4. Google Test<text:span text:style-name="T38"> [електронний ресурс]. URL: https://github.com/google/googletest</text:span></text:p>
      <text:p text:style-name="P44">5. Google testing framework (gtest)<text:span text:style-name="T41"> [електронний ресурс]. URL: https://habr.com/ru/post/119090/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indent="1.499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1.499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2" fo:font-size="14pt" fo:language="uk" fo:country="UA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22:25.287744926</meta:creation-date>
    <meta:editing-duration>PT3H24M50S</meta:editing-duration>
    <meta:editing-cycles>59</meta:editing-cycles>
    <meta:generator>LibreOffice/6.1.5.2$Linux_x86 LibreOffice_project/10$Build-2</meta:generator>
    <dc:date>2019-11-12T03:33:00.235578822</dc:date>
    <meta:document-statistic meta:table-count="3" meta:image-count="0" meta:object-count="0" meta:page-count="11" meta:paragraph-count="155" meta:word-count="1048" meta:character-count="8437" meta:non-whitespace-character-count="7548"/>
  </office:meta>
</office:document-meta>
</file>